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8fb9" officeooo:paragraph-rsid="00028fb9"/>
    </style:style>
    <style:style style:name="P2" style:family="paragraph" style:parent-style-name="Text_20_body">
      <style:text-properties fo:font-weight="normal" officeooo:rsid="000443cf" officeooo:paragraph-rsid="000443cf" style:font-weight-asian="normal" style:font-weight-complex="normal"/>
    </style:style>
    <style:style style:name="P3" style:family="paragraph" style:parent-style-name="Text_20_body" style:list-style-name="L1">
      <style:text-properties officeooo:rsid="00028fb9" officeooo:paragraph-rsid="00028fb9"/>
    </style:style>
    <style:style style:name="P4" style:family="paragraph" style:parent-style-name="Text_20_body" style:list-style-name="L1">
      <style:text-properties fo:font-weight="normal" officeooo:rsid="00028fb9" officeooo:paragraph-rsid="00028fb9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443cf" officeooo:paragraph-rsid="000443cf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04b673" officeooo:paragraph-rsid="0004b67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67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04b673"/>
    </style:style>
    <style:style style:name="T6" style:family="text">
      <style:text-properties officeooo:rsid="0006362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ormation of <text:span text:style-name="T5">n</text:span>ew <text:span text:style-name="T5">s</text:span>pecies <text:span text:style-name="T5">via </text:span><text:span text:style-name="T2">speciation</text:span></text:h>
      <text:p text:style-name="P1">Speciation is the formation of two species from one original species that can’t interbreed. This happens when two organisms from different species try to interbreed and produce infertile offspring. </text:p>
      <text:p text:style-name="P1">Speciation can be caused by multiple factors:</text:p>
      <text:list xml:id="list2242692476" text:style-name="L1">
        <text:list-item>
          <text:p text:style-name="P3">Allopatric speciation – A geographical barrier that prevents from interbreeding. Stops gene flow between organism, leading to a speciation event.</text:p>
          <text:list>
            <text:list-item>
              <text:p text:style-name="P3">Other homeland</text:p>
            </text:list-item>
          </text:list>
        </text:list-item>
        <text:list-item>
          <text:p text:style-name="P3">Sympatric speciation – A mutation became advantageous by chance, and through gene drift a speciation event happened.</text:p>
          <text:list>
            <text:list-item>
              <text:p text:style-name="P3">Same homeland – no geographical barrier.</text:p>
            </text:list-item>
            <text:list-item>
              <text:p text:style-name="P3">Occurs when members of a single population develop a difference<text:span text:style-name="T1"> without geographic isolation.</text:span></text:p>
            </text:list-item>
            <text:list-item>
              <text:p text:style-name="P4">A reproductive isolation barrier forms in between two species through sexual selection.</text:p>
            </text:list-item>
          </text:list>
        </text:list-item>
        <text:list-item>
          <text:p text:style-name="P5">Adaptive radiation – One ancestral species branches into many, each by occupying and<text:span text:style-name="T4"> </text:span><text:span text:style-name="T3">different niche</text:span> and environment.</text:p>
          <text:list>
            <text:list-item>
              <text:p text:style-name="P5">Example: cat and dog breeds.</text:p>
            </text:list-item>
            <text:list-item>
              <text:p text:style-name="P5">These ‘species’ can still interbreed, but <text:span text:style-name="T3">don’t prefer to.</text:span></text:p>
            </text:list-item>
          </text:list>
        </text:list-item>
      </text:list>
      <text:p text:style-name="P2">Rates of speciation can either be through small steps and slow changes <text:span text:style-name="T1">(Gradual Speciation) </text:span>or a rapid change due to a major environmental disruption <text:span text:style-name="T1">(Punctured Equilibrium).</text:span></text:p>
      <text:h text:style-name="Heading_20_3" text:outline-level="3">Reproductive Isolation <text:s/>- <text:span text:style-name="T5">p</text:span>revents interbreeding between species</text:h>
      <text:list xml:id="list1935484948" text:style-name="L2">
        <text:list-item>
          <text:p text:style-name="P6">Prezygotic barriers – Blocks reproduction from taking place at all</text:p>
          <text:list>
            <text:list-item>
              <text:p text:style-name="P6">Anatomical barriers <text:s/>- Physically impossible</text:p>
            </text:list-item>
            <text:list-item>
              <text:p text:style-name="P6">Temporal isolation – breeding at different time</text:p>
            </text:list-item>
            <text:list-item>
              <text:p text:style-name="P6">Habitat isolation – living at different places</text:p>
            </text:list-item>
            <text:list-item>
              <text:p text:style-name="P6">Behavioral Isolation – mating choice and behavior</text:p>
            </text:list-item>
          </text:list>
        </text:list-item>
        <text:list-item>
          <text:p text:style-name="P6">Postzygotic barriers – Egg and sperm produce offspring that don’t live long or are sterile.</text:p>
          <text:list>
            <text:list-item>
              <text:p text:style-name="P6">These offspring <text:span text:style-name="T1">cannot reprodu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5:08.330718640</meta:creation-date>
    <dc:date>2023-04-20T14:40:01.532794310</dc:date>
    <meta:editing-duration>PT1H23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238" meta:character-count="1609" meta:non-whitespace-character-count="1396"/>
  </office:meta>
</office:document-meta>
</file>